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405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ead Profile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>
            <text:p>TP</text:p>
          </table:table-cell>
          <table:table-cell table:formula="of:=SUM([.C10:.C11])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L</text:p>
          </table:table-cell>
          <table:table-cell table:formula="of:=SUM([.C9:.C12])" office:value-type="float" office:value="85">
            <text:p>8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End 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2"/>
          <table:table-cell office:value-type="string">
            <text:p>These go into FW =&gt;</text:p>
          </table:table-cell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formula="of:=([.D6]-[.D5])/([.C6])" office:value-type="float" office:value="0.944444444444444">
            <text:p>0.94</text:p>
          </table:table-cell>
          <table:table-cell table:formula="of:=([.D6]*9/5)+32" office:value-type="float" office:value="230">
            <text:p>230</text:p>
          </table:table-cell>
          <table:table-cell office:value-type="string">
            <text:p>Enter Preheat</text:p>
          </table:table-cell>
          <table:table-cell table:number-columns-repeated="2"/>
          <table:table-cell table:formula="of:=[.C6]*4" office:value-type="float" office:value="360">
            <text:p>360</text:p>
          </table:table-cell>
          <table:table-cell table:formula="of:=ROUND(([.E6]/4)*256*4)" office:value-type="float" office:value="242">
            <text:p>242</text:p>
          </table:table-cell>
          <table:table-cell table:formula="of:=[.K6]*[.J6]/1024" office:value-type="float" office:value="85.078125">
            <text:p>85.08</text:p>
          </table:table-cell>
          <table:table-cell table:formula="of:=[.M5]+[.L6]" office:value-type="float" office:value="110.078125">
            <text:p>110.08</text:p>
          </table:table-cell>
          <table:table-cell table:formula="of:=[.M6]-[.D6]" office:value-type="float" office:value="0.078125">
            <text:p>0.08</text:p>
          </table:table-cell>
        </table:table-row>
        <table:table-row table:style-name="ro1">
          <table:table-cell table:formula="of:=[.B7]-[.$B$6]" office:value-type="float" office:value="80">
            <text:p>80</text:p>
          </table:table-cell>
          <table:table-cell table:formula="of:=[.C7]+[.B6]"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table:formula="of:=([.D7]-[.D6])/([.C7])" office:value-type="float" office:value="0.5">
            <text:p>0.5</text:p>
          </table:table-cell>
          <table:table-cell table:formula="of:=([.D7]*9/5)+32" office:value-type="float" office:value="302">
            <text:p>302</text:p>
          </table:table-cell>
          <table:table-cell office:value-type="string">
            <text:p>Preheat</text:p>
          </table:table-cell>
          <table:table-cell table:number-columns-repeated="2"/>
          <table:table-cell table:formula="of:=[.C7]*4" office:value-type="float" office:value="320">
            <text:p>320</text:p>
          </table:table-cell>
          <table:table-cell table:formula="of:=ROUND(([.E7]/4)*256*4)" office:value-type="float" office:value="128">
            <text:p>128</text:p>
          </table:table-cell>
          <table:table-cell table:formula="of:=[.K7]*[.J7]/1024" office:value-type="float" office:value="40">
            <text:p>40</text:p>
          </table:table-cell>
          <table:table-cell table:formula="of:=[.M6]+[.L7]" office:value-type="float" office:value="150.078125">
            <text:p>150.08</text:p>
          </table:table-cell>
          <table:table-cell table:formula="of:=[.M7]-[.D7]" office:value-type="float" office:value="0.078125">
            <text:p>0.08</text:p>
          </table:table-cell>
        </table:table-row>
        <table:table-row table:style-name="ro1">
          <table:table-cell table:formula="of:=[.B8]-[.$B$6]" office:value-type="float" office:value="125">
            <text:p>125</text:p>
          </table:table-cell>
          <table:table-cell table:formula="of:=[.C8]+[.B7]"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formula="of:=([.D8]-[.D7])/([.C8])" office:value-type="float" office:value="0.666666666666667">
            <text:p>0.67</text:p>
          </table:table-cell>
          <table:table-cell table:formula="of:=([.D8]*9/5)+32" office:value-type="float" office:value="356">
            <text:p>356</text:p>
          </table:table-cell>
          <table:table-cell office:value-type="string">
            <text:p>Liquidous</text:p>
          </table:table-cell>
          <table:table-cell table:number-columns-repeated="2"/>
          <table:table-cell table:formula="of:=[.C8]*4" office:value-type="float" office:value="180">
            <text:p>180</text:p>
          </table:table-cell>
          <table:table-cell table:formula="of:=ROUND(([.E8]/4)*256*4)" office:value-type="float" office:value="171">
            <text:p>171</text:p>
          </table:table-cell>
          <table:table-cell table:formula="of:=[.K8]*[.J8]/1024" office:value-type="float" office:value="30.05859375">
            <text:p>30.06</text:p>
          </table:table-cell>
          <table:table-cell table:formula="of:=[.M7]+[.L8]" office:value-type="float" office:value="180.13671875">
            <text:p>180.14</text:p>
          </table:table-cell>
          <table:table-cell table:formula="of:=[.M8]-[.D8]" office:value-type="float" office:value="0.13671875">
            <text:p>0.14</text:p>
          </table:table-cell>
        </table:table-row>
        <table:table-row table:style-name="ro1">
          <table:table-cell table:formula="of:=[.B9]-[.$B$6]" office:value-type="float" office:value="165">
            <text:p>165</text:p>
          </table:table-cell>
          <table:table-cell table:formula="of:=[.C9]+[.B8]"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213">
            <text:p>213</text:p>
          </table:table-cell>
          <table:table-cell table:formula="of:=([.D9]-[.D8])/([.C9])" office:value-type="float" office:value="0.825">
            <text:p>0.83</text:p>
          </table:table-cell>
          <table:table-cell table:formula="of:=([.D9]*9/5)+32" office:value-type="float" office:value="415.4">
            <text:p>415.4</text:p>
          </table:table-cell>
          <table:table-cell office:value-type="string">
            <text:p>Peak-5</text:p>
          </table:table-cell>
          <table:table-cell table:number-columns-repeated="2"/>
          <table:table-cell table:formula="of:=[.C9]*4" office:value-type="float" office:value="160">
            <text:p>160</text:p>
          </table:table-cell>
          <table:table-cell table:formula="of:=ROUND(([.E9]/4)*256*4)" office:value-type="float" office:value="211">
            <text:p>211</text:p>
          </table:table-cell>
          <table:table-cell table:formula="of:=[.K9]*[.J9]/1024" office:value-type="float" office:value="32.96875">
            <text:p>32.97</text:p>
          </table:table-cell>
          <table:table-cell table:formula="of:=[.M8]+[.L9]" office:value-type="float" office:value="213.10546875">
            <text:p>213.11</text:p>
          </table:table-cell>
          <table:table-cell table:formula="of:=[.M9]-[.D9]" office:value-type="float" office:value="0.10546875">
            <text:p>0.11</text:p>
          </table:table-cell>
        </table:table-row>
        <table:table-row table:style-name="ro1">
          <table:table-cell table:formula="of:=[.B10]-[.$B$6]" office:value-type="float" office:value="185">
            <text:p>185</text:p>
          </table:table-cell>
          <table:table-cell table:formula="of:=[.C10]+[.B9]"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table:formula="of:=([.D10]-[.D9])/([.C10])" office:value-type="float" office:value="0.45">
            <text:p>0.45</text:p>
          </table:table-cell>
          <table:table-cell table:formula="of:=([.D10]*9/5)+32" office:value-type="float" office:value="431.6">
            <text:p>431.6</text:p>
          </table:table-cell>
          <table:table-cell office:value-type="string">
            <text:p>Peak</text:p>
          </table:table-cell>
          <table:table-cell table:number-columns-repeated="2"/>
          <table:table-cell table:formula="of:=[.C10]*4" office:value-type="float" office:value="80">
            <text:p>80</text:p>
          </table:table-cell>
          <table:table-cell table:formula="of:=ROUND(([.E10]/4)*256*4)" office:value-type="float" office:value="115">
            <text:p>115</text:p>
          </table:table-cell>
          <table:table-cell table:formula="of:=[.K10]*[.J10]/1024" office:value-type="float" office:value="8.984375">
            <text:p>8.98</text:p>
          </table:table-cell>
          <table:table-cell table:formula="of:=[.M9]+[.L10]" office:value-type="float" office:value="222.08984375">
            <text:p>222.09</text:p>
          </table:table-cell>
          <table:table-cell table:formula="of:=[.M10]-[.D10]" office:value-type="float" office:value="0.08984375">
            <text:p>0.09</text:p>
          </table:table-cell>
        </table:table-row>
        <table:table-row table:style-name="ro1">
          <table:table-cell table:formula="of:=[.B11]-[.$B$6]" office:value-type="float" office:value="195">
            <text:p>195</text:p>
          </table:table-cell>
          <table:table-cell table:formula="of:=[.C11]+[.B10]"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table:formula="of:=([.D11]-[.D10])/([.C11])" office:value-type="float" office:value="-0.9">
            <text:p>-0.9</text:p>
          </table:table-cell>
          <table:table-cell table:formula="of:=([.D11]*9/5)+32" office:value-type="float" office:value="415.4">
            <text:p>415.4</text:p>
          </table:table-cell>
          <table:table-cell office:value-type="string">
            <text:p>Exit Peak-5</text:p>
          </table:table-cell>
          <table:table-cell table:number-columns-repeated="2"/>
          <table:table-cell table:formula="of:=[.C11]*4" office:value-type="float" office:value="40">
            <text:p>40</text:p>
          </table:table-cell>
          <table:table-cell table:formula="of:=ROUND(([.E11]/4)*256*4)" office:value-type="float" office:value="-230">
            <text:p>-230</text:p>
          </table:table-cell>
          <table:table-cell table:formula="of:=[.K11]*[.J11]/1024" office:value-type="float" office:value="-8.984375">
            <text:p>-8.98</text:p>
          </table:table-cell>
          <table:table-cell table:formula="of:=[.M10]+[.L11]" office:value-type="float" office:value="213.10546875">
            <text:p>213.11</text:p>
          </table:table-cell>
          <table:table-cell table:formula="of:=[.M11]-[.D11]" office:value-type="float" office:value="0.10546875">
            <text:p>0.11</text:p>
          </table:table-cell>
        </table:table-row>
        <table:table-row table:style-name="ro1">
          <table:table-cell table:formula="of:=[.B12]-[.$B$6]" office:value-type="float" office:value="210">
            <text:p>210</text:p>
          </table:table-cell>
          <table:table-cell table:formula="of:=[.C12]+[.B11]"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12]-[.D11])/([.C12])" office:value-type="float" office:value="-2.2">
            <text:p>-2.2</text:p>
          </table:table-cell>
          <table:table-cell table:formula="of:=([.D12]*9/5)+32" office:value-type="float" office:value="356">
            <text:p>356</text:p>
          </table:table-cell>
          <table:table-cell office:value-type="string">
            <text:p>Exit Liquidous</text:p>
          </table:table-cell>
          <table:table-cell table:number-columns-repeated="2"/>
          <table:table-cell table:formula="of:=[.C12]*4" office:value-type="float" office:value="60">
            <text:p>60</text:p>
          </table:table-cell>
          <table:table-cell table:formula="of:=ROUND(([.E12]/4)*256*4)" office:value-type="float" office:value="-563">
            <text:p>-563</text:p>
          </table:table-cell>
          <table:table-cell table:formula="of:=[.K12]*[.J12]/1024" office:value-type="float" office:value="-32.98828125">
            <text:p>-32.99</text:p>
          </table:table-cell>
          <table:table-cell table:formula="of:=[.M11]+[.L12]" office:value-type="float" office:value="180.1171875">
            <text:p>180.12</text:p>
          </table:table-cell>
          <table:table-cell table:formula="of:=[.M12]-[.D12]" office:value-type="float" office:value="0.1171875">
            <text:p>0.12</text:p>
          </table:table-cell>
        </table:table-row>
        <table:table-row table:style-name="ro1">
          <table:table-cell table:formula="of:=[.B13]-[.$B$6]" office:value-type="float" office:value="270">
            <text:p>270</text:p>
          </table:table-cell>
          <table:table-cell table:formula="of:=[.C13]+[.B12]"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([.D13]-[.D12])/([.C13])" office:value-type="float" office:value="-2.58333333333333">
            <text:p>-2.58</text:p>
          </table:table-cell>
          <table:table-cell table:formula="of:=([.D13]*9/5)+32" office:value-type="float" office:value="77">
            <text:p>77</text:p>
          </table:table-cell>
          <table:table-cell office:value-type="string">
            <text:p>Cool</text:p>
          </table:table-cell>
          <table:table-cell table:number-columns-repeated="2"/>
          <table:table-cell table:formula="of:=[.C13]*4" office:value-type="float" office:value="240">
            <text:p>240</text:p>
          </table:table-cell>
          <table:table-cell table:formula="of:=ROUND(([.E13]/4)*256*4)" office:value-type="float" office:value="-661">
            <text:p>-661</text:p>
          </table:table-cell>
          <table:table-cell table:formula="of:=[.K13]*[.J13]/1024" office:value-type="float" office:value="-154.921875">
            <text:p>-154.92</text:p>
          </table:table-cell>
          <table:table-cell table:formula="of:=[.M12]+[.L13]" office:value-type="float" office:value="25.1953125">
            <text:p>25.2</text:p>
          </table:table-cell>
          <table:table-cell table:formula="of:=[.M13]-[.D13]" office:value-type="float" office:value="0.1953125">
            <text:p>0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Time above 180</text:p>
          </table:table-cell>
          <table:table-cell table:formula="of:=SUM([.C9:.C12])" office:value-type="float" office:value="85">
            <text:p>8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Peak Time</text:p>
          </table:table-cell>
          <table:table-cell table:formula="of:=SUM([.C10:.C11])" office:value-type="float" office:value="30">
            <text:p>30</text:p>
          </table:table-cell>
          <table:table-cell table:number-columns-repeated="5"/>
        </table:table-row>
        <table:table-row table:style-name="ro1">
          <table:table-cell>
            <draw:frame table:end-cell-address="'Lead Profile'.Q53" table:end-x="0.002in" table:end-y="0.0547in" draw:z-index="0" draw:style-name="gr1" svg:width="14.0791in" svg:height="6.1795in" svg:x="0.7575in" svg:y="0.1016in">
              <draw:object draw:notify-on-update-of-ranges="'Lead Profile'.B5:'Lead Profile'.B12 'Lead Profile'.D5:'Lead Profile'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alibration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PID Calibration</text:p>
          </table:table-cell>
          <table:table-cell table:number-columns-repeated="2"/>
          <table:table-cell office:value-type="string">
            <text:p>TP</text:p>
          </table:table-cell>
          <table:table-cell table:formula="of:=SUM([.C10:.C11])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L</text:p>
          </table:table-cell>
          <table:table-cell table:formula="of:=SUM([.C9:.C12])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3"/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formula="of:=([.D6]-[.D5])/([.C6])" office:value-type="float" office:value="1.45">
            <text:p>1.45</text:p>
          </table:table-cell>
          <table:table-cell table:formula="of:=([.D6]*9/5)+32" office:value-type="float" office:value="338">
            <text:p>338</text:p>
          </table:table-cell>
          <table:table-cell table:number-columns-repeated="3"/>
          <table:table-cell table:formula="of:=[.C6]*4" office:value-type="float" office:value="400">
            <text:p>400</text:p>
          </table:table-cell>
          <table:table-cell table:formula="of:=ROUND(([.E6]/4)*256*4)" office:value-type="float" office:value="371">
            <text:p>371</text:p>
          </table:table-cell>
          <table:table-cell table:formula="of:=[.K6]*[.J6]/1024" office:value-type="float" office:value="144.921875">
            <text:p>144.92</text:p>
          </table:table-cell>
          <table:table-cell table:formula="of:=[.M5]+[.L6]" office:value-type="float" office:value="169.921875">
            <text:p>169.92</text:p>
          </table:table-cell>
          <table:table-cell table:formula="of:=[.M6]-[.D6]" office:value-type="float" office:value="-0.078125">
            <text:p>-0.08</text:p>
          </table:table-cell>
        </table:table-row>
        <table:table-row table:style-name="ro1">
          <table:table-cell table:formula="of:=[.B7]-[.$B$6]" office:value-type="float" office:value="10">
            <text:p>10</text:p>
          </table:table-cell>
          <table:table-cell table:formula="of:=[.C7]+[.B6]"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formula="of:=([.D7]-[.D6])/([.C7])" office:value-type="float" office:value="1">
            <text:p>1</text:p>
          </table:table-cell>
          <table:table-cell table:formula="of:=([.D7]*9/5)+32" office:value-type="float" office:value="356">
            <text:p>356</text:p>
          </table:table-cell>
          <table:table-cell table:number-columns-repeated="3"/>
          <table:table-cell table:formula="of:=[.C7]*4" office:value-type="float" office:value="40">
            <text:p>40</text:p>
          </table:table-cell>
          <table:table-cell table:formula="of:=ROUND(([.E7]/4)*256*4)" office:value-type="float" office:value="256">
            <text:p>256</text:p>
          </table:table-cell>
          <table:table-cell table:formula="of:=[.K7]*[.J7]/1024" office:value-type="float" office:value="10">
            <text:p>10</text:p>
          </table:table-cell>
          <table:table-cell table:formula="of:=[.M6]+[.L7]" office:value-type="float" office:value="179.921875">
            <text:p>179.92</text:p>
          </table:table-cell>
          <table:table-cell table:formula="of:=[.M7]-[.D7]" office:value-type="float" office:value="-0.078125">
            <text:p>-0.08</text:p>
          </table:table-cell>
        </table:table-row>
        <table:table-row table:style-name="ro1">
          <table:table-cell table:formula="of:=[.B8]-[.$B$6]" office:value-type="float" office:value="25">
            <text:p>25</text:p>
          </table:table-cell>
          <table:table-cell table:formula="of:=[.C8]+[.B7]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8]-[.D7])/([.C8])" office:value-type="float" office:value="0">
            <text:p>0</text:p>
          </table:table-cell>
          <table:table-cell table:formula="of:=([.D8]*9/5)+32" office:value-type="float" office:value="356">
            <text:p>356</text:p>
          </table:table-cell>
          <table:table-cell table:number-columns-repeated="3"/>
          <table:table-cell table:formula="of:=[.C8]*4" office:value-type="float" office:value="60">
            <text:p>60</text:p>
          </table:table-cell>
          <table:table-cell table:formula="of:=ROUND(([.E8]/4)*256*4)" office:value-type="float" office:value="0">
            <text:p>0</text:p>
          </table:table-cell>
          <table:table-cell table:formula="of:=[.K8]*[.J8]/1024" office:value-type="float" office:value="0">
            <text:p>0</text:p>
          </table:table-cell>
          <table:table-cell table:formula="of:=[.M7]+[.L8]" office:value-type="float" office:value="179.921875">
            <text:p>179.92</text:p>
          </table:table-cell>
          <table:table-cell table:formula="of:=[.M8]-[.D8]" office:value-type="float" office:value="-0.078125">
            <text:p>-0.08</text:p>
          </table:table-cell>
        </table:table-row>
        <table:table-row table:style-name="ro1">
          <table:table-cell table:formula="of:=[.B9]-[.$B$6]" office:value-type="float" office:value="35">
            <text:p>35</text:p>
          </table:table-cell>
          <table:table-cell table:formula="of:=[.C9]+[.B8]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formula="of:=([.D9]-[.D8])/([.C9])" office:value-type="float" office:value="-1">
            <text:p>-1</text:p>
          </table:table-cell>
          <table:table-cell table:formula="of:=([.D9]*9/5)+32" office:value-type="float" office:value="338">
            <text:p>338</text:p>
          </table:table-cell>
          <table:table-cell table:number-columns-repeated="3"/>
          <table:table-cell table:formula="of:=[.C9]*4" office:value-type="float" office:value="40">
            <text:p>40</text:p>
          </table:table-cell>
          <table:table-cell table:formula="of:=ROUND(([.E9]/4)*256*4)" office:value-type="float" office:value="-256">
            <text:p>-256</text:p>
          </table:table-cell>
          <table:table-cell table:formula="of:=[.K9]*[.J9]/1024" office:value-type="float" office:value="-10">
            <text:p>-10</text:p>
          </table:table-cell>
          <table:table-cell table:formula="of:=[.M8]+[.L9]" office:value-type="float" office:value="169.921875">
            <text:p>169.92</text:p>
          </table:table-cell>
          <table:table-cell table:formula="of:=[.M9]-[.D9]" office:value-type="float" office:value="-0.078125">
            <text:p>-0.08</text:p>
          </table:table-cell>
        </table:table-row>
        <table:table-row table:style-name="ro1">
          <table:table-cell table:formula="of:=[.B10]-[.$B$6]" office:value-type="float" office:value="50">
            <text:p>50</text:p>
          </table:table-cell>
          <table:table-cell table:formula="of:=[.C10]+[.B9]"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table:formula="of:=([.D10]-[.D9])/([.C10])" office:value-type="float" office:value="0">
            <text:p>0</text:p>
          </table:table-cell>
          <table:table-cell table:formula="of:=([.D10]*9/5)+32" office:value-type="float" office:value="338">
            <text:p>338</text:p>
          </table:table-cell>
          <table:table-cell table:number-columns-repeated="3"/>
          <table:table-cell table:formula="of:=[.C10]*4" office:value-type="float" office:value="60">
            <text:p>60</text:p>
          </table:table-cell>
          <table:table-cell table:formula="of:=ROUND(([.E10]/4)*256*4)" office:value-type="float" office:value="0">
            <text:p>0</text:p>
          </table:table-cell>
          <table:table-cell table:formula="of:=[.K10]*[.J10]/1024" office:value-type="float" office:value="0">
            <text:p>0</text:p>
          </table:table-cell>
          <table:table-cell table:formula="of:=[.M9]+[.L10]" office:value-type="float" office:value="169.921875">
            <text:p>169.92</text:p>
          </table:table-cell>
          <table:table-cell table:formula="of:=[.M10]-[.D10]" office:value-type="float" office:value="-0.078125">
            <text:p>-0.08</text:p>
          </table:table-cell>
        </table:table-row>
        <table:table-row table:style-name="ro1">
          <table:table-cell table:formula="of:=[.B11]-[.$B$6]" office:value-type="float" office:value="60">
            <text:p>60</text:p>
          </table:table-cell>
          <table:table-cell table:formula="of:=[.C11]+[.B10]"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formula="of:=([.D11]-[.D10])/([.C11])" office:value-type="float" office:value="1">
            <text:p>1</text:p>
          </table:table-cell>
          <table:table-cell table:formula="of:=([.D11]*9/5)+32" office:value-type="float" office:value="356">
            <text:p>356</text:p>
          </table:table-cell>
          <table:table-cell table:number-columns-repeated="3"/>
          <table:table-cell table:formula="of:=[.C11]*4" office:value-type="float" office:value="40">
            <text:p>40</text:p>
          </table:table-cell>
          <table:table-cell table:formula="of:=ROUND(([.E11]/4)*256*4)" office:value-type="float" office:value="256">
            <text:p>256</text:p>
          </table:table-cell>
          <table:table-cell table:formula="of:=[.K11]*[.J11]/1024" office:value-type="float" office:value="10">
            <text:p>10</text:p>
          </table:table-cell>
          <table:table-cell table:formula="of:=[.M10]+[.L11]" office:value-type="float" office:value="179.921875">
            <text:p>179.92</text:p>
          </table:table-cell>
          <table:table-cell table:formula="of:=[.M11]-[.D11]" office:value-type="float" office:value="-0.078125">
            <text:p>-0.08</text:p>
          </table:table-cell>
        </table:table-row>
        <table:table-row table:style-name="ro1">
          <table:table-cell table:formula="of:=[.B12]-[.$B$6]" office:value-type="float" office:value="75">
            <text:p>75</text:p>
          </table:table-cell>
          <table:table-cell table:formula="of:=[.C12]+[.B11]"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12]-[.D11])/([.C12])" office:value-type="float" office:value="0">
            <text:p>0</text:p>
          </table:table-cell>
          <table:table-cell table:formula="of:=([.D12]*9/5)+32" office:value-type="float" office:value="356">
            <text:p>356</text:p>
          </table:table-cell>
          <table:table-cell table:number-columns-repeated="3"/>
          <table:table-cell table:formula="of:=[.C12]*4" office:value-type="float" office:value="60">
            <text:p>60</text:p>
          </table:table-cell>
          <table:table-cell table:formula="of:=ROUND(([.E12]/4)*256*4)" office:value-type="float" office:value="0">
            <text:p>0</text:p>
          </table:table-cell>
          <table:table-cell table:formula="of:=[.K12]*[.J12]/1024" office:value-type="float" office:value="0">
            <text:p>0</text:p>
          </table:table-cell>
          <table:table-cell table:formula="of:=[.M11]+[.L12]" office:value-type="float" office:value="179.921875">
            <text:p>179.92</text:p>
          </table:table-cell>
          <table:table-cell table:formula="of:=[.M12]-[.D12]" office:value-type="float" office:value="-0.078125">
            <text:p>-0.08</text:p>
          </table:table-cell>
        </table:table-row>
        <table:table-row table:style-name="ro1">
          <table:table-cell table:formula="of:=[.B13]-[.$B$6]" office:value-type="float" office:value="85">
            <text:p>85</text:p>
          </table:table-cell>
          <table:table-cell table:formula="of:=[.C13]+[.B12]"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formula="of:=([.D13]-[.D12])/([.C13])" office:value-type="float" office:value="-1">
            <text:p>-1</text:p>
          </table:table-cell>
          <table:table-cell table:formula="of:=([.D13]*9/5)+32" office:value-type="float" office:value="338">
            <text:p>338</text:p>
          </table:table-cell>
          <table:table-cell table:number-columns-repeated="3"/>
          <table:table-cell table:formula="of:=[.C13]*4" office:value-type="float" office:value="40">
            <text:p>40</text:p>
          </table:table-cell>
          <table:table-cell table:formula="of:=ROUND(([.E13]/4)*256*4)" office:value-type="float" office:value="-256">
            <text:p>-256</text:p>
          </table:table-cell>
          <table:table-cell table:formula="of:=[.K13]*[.J13]/1024" office:value-type="float" office:value="-10">
            <text:p>-10</text:p>
          </table:table-cell>
          <table:table-cell table:formula="of:=[.M12]+[.L13]" office:value-type="float" office:value="169.921875">
            <text:p>169.92</text:p>
          </table:table-cell>
          <table:table-cell table:formula="of:=[.M13]-[.D13]" office:value-type="float" office:value="-0.078125">
            <text:p>-0.0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>
            <draw:frame table:end-cell-address="Calibration.P53" table:end-x="0.8894in" table:end-y="0.0547in" draw:z-index="0" draw:style-name="gr1" svg:width="13.4669in" svg:height="6.1795in" svg:x="0.7575in" svg:y="0.1016in">
              <draw:object draw:notify-on-update-of-ranges="Calibration.B5:Calibration.B12 Calibration.D5:Calibration.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03/20/2012</text:date>, <text:time>12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34M20S</meta:editing-duration>
    <meta:editing-cycles>70</meta:editing-cycles>
    <meta:generator>LibreOffice/3.3$Unix LibreOffice_project/330m19$Build-5</meta:generator>
    <dc:date>2012-03-20T12:08:08</dc:date>
    <meta:document-statistic meta:table-count="2" meta:cell-count="22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62cm" svg:height="15.697cm" xlink:href=".." xlink:type="simple" chart:class="chart:scatter" chart:style-name="ch1">
        <chart:legend chart:legend-position="end" svg:x="33.87cm" svg:y="7.611cm" chart:style-name="ch2"/>
        <chart:plot-area chart:style-name="ch3" table:cell-range-address="'Lead Profile'.B5:'Lead Profile'.B12 'Lead Profile'.D5:'Lead Profile'.D12" svg:x="1.165cm" svg:y="1.387cm" svg:width="31.275cm" svg:height="13.577cm">
          <chartooo:coordinate-region svg:x="1.87cm" svg:y="1.547cm" svg:width="30.341cm" svg:height="12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ad Profile'.D5:'Lead Profile'.D12" chart:class="chart:scatter">
            <chart:domain table:cell-range-address="'Lead Profile'.B5:'Lead Profile'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ead Profile'.B5:'Lead Profile'.B12</svg:desc>
                </draw:g>
              </table:table-cell>
              <table:table-cell office:value-type="float" office:value="25">
                <text:p>25</text:p>
                <draw:g>
                  <svg:desc>'Lead Profile'.D5:'Lead Profi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">
                <text:p>28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07cm" svg:height="15.697cm" xlink:href=".." xlink:type="simple" chart:class="chart:scatter" chart:style-name="ch1">
        <chart:legend chart:legend-position="end" svg:x="32.315cm" svg:y="7.611cm" chart:style-name="ch2"/>
        <chart:plot-area chart:style-name="ch3" table:cell-range-address="Calibration.B5:Calibration.B12 Calibration.D5:Calibration.D12" svg:x="1.134cm" svg:y="1.387cm" svg:width="29.813cm" svg:height="13.577cm">
          <chartooo:coordinate-region svg:x="1.839cm" svg:y="1.547cm" svg:width="28.879cm" svg:height="12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D5:Calibration.D12" chart:class="chart:scatter">
            <chart:domain table:cell-range-address="Calibration.B5:Calibration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B5:Calibration.B12</svg:desc>
                </draw:g>
              </table:table-cell>
              <table:table-cell office:value-type="float" office:value="25">
                <text:p>25</text:p>
                <draw:g>
                  <svg:desc>Calibration.D5:Calibration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